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list-style-name="WW8Num2">
      <style:paragraph-properties fo:margin-left="-0.005cm" fo:margin-right="0cm" fo:margin-top="0cm" fo:margin-bottom="0.423cm" fo:line-height="150%" fo:text-indent="0cm" style:auto-text-indent="false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</text:p>
      <text:p text:style-name="P2"/>
      <text:list text:style-name="WW8Num2">
        <text:list-item>
          <text:p text:style-name="P3"><text:span text:style-name="T1">Creare</text:span><text:span text:style-name="T2"> sul </text:span><text:span text:style-name="T3">Desktop</text:span><text:span text:style-name="T2"> una nuova cartella e </text:span><text:span text:style-name="T1">chiamarla</text:span><text:span text:style-name="T2"> </text:span><text:span text:style-name="T4">DocumentiTesto</text:span><text:span text:style-name="T2">.</text:span></text:p>
        </text:list-item>
        <text:list-item>
          <text:p text:style-name="P3"><text:span text:style-name="T1">Creare</text:span><text:span text:style-name="T2"> un nuovo documento e </text:span><text:span text:style-name="T1">scrivere</text:span><text:span text:style-name="T2"> il seguente testo:</text:span></text:p>
        </text:list-item>
      </text:list>
      <text:p text:style-name="P2"/>
      <text:p text:style-name="P2"/>
      <text:p text:style-name="P2"/>
      <text:p text:style-name="P2">Metallica s.r.l.</text:p>
      <text:p text:style-name="P2"/>
      <text:p text:style-name="P2">Spett.le </text:p>
      <text:p text:style-name="P2">FRETTI</text:p>
      <text:p text:style-name="P2">Via S. Paolo, 24</text:p>
      <text:p text:style-name="P2">81100 CASERTA</text:p>
      <text:p text:style-name="P2"/>
      <text:p text:style-name="P2">Oggetto: pagamento ns. fatture</text:p>
      <text:p text:style-name="P2"/>
      <text:p text:style-name="Standard"><text:span text:style-name="T2">Bolzano, </text:span><text:span text:style-name="T2"><text:date style:data-style-name="N37" text:date-value="2006-07-19T17:08:58.95" text:fixed="true">19/07/06</text:date></text:span></text:p>
      <text:p text:style-name="P2"/>
      <text:p text:style-name="P2">A causa di un disguido bancario non sono state elaborate alcune Ricevute bancarie che, come da accordi commerciali, avevamo emesso a Vs. carico, a saldo fattura in oggetto.</text:p>
      <text:p text:style-name="P2">Distinti saluti,</text:p>
      <text:p text:style-name="P2"/>
      <text:p text:style-name="P2"/>
      <text:p text:style-name="P2"/>
      <text:list text:style-name="WW8Num2" text:continue-numbering="true">
        <text:list-item>
          <text:p text:style-name="P3"><text:span text:style-name="T1">Inserire</text:span><text:span text:style-name="T2"> un nuovo paragrafo </text:span><text:span text:style-name="T3">in fondo al testo</text:span><text:span text:style-name="T2"> e </text:span><text:span text:style-name="T1">copiare</text:span><text:span text:style-name="T2"> la scritta </text:span><text:span text:style-name="T4">Metallica s.r.l.</text:span><text:span text:style-name="T2"> inserita in alto.</text:span></text:p>
        </text:list-item>
        <text:list-item>
          <text:p text:style-name="P3"><text:span text:style-name="T1">Salvare</text:span><text:span text:style-name="T2"> il documento all’interno della cartella </text:span><text:span text:style-name="T3">DocumentiTesto</text:span><text:span text:style-name="T2"> con il nome </text:span><text:span text:style-name="T4">fatture</text:span><text:span text:style-name="T2">.</text:span></text:p>
        </text:list-item>
        <text:list-item>
          <text:p text:style-name="P3"><text:span text:style-name="T1">Chiudere</text:span><text:span text:style-name="T2"> il documento e quindi </text:span><text:span text:style-name="T1">riaprirlo</text:span><text:span text:style-name="T2"> utilizzando la barra di menu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</dc:title>
    <meta:initial-creator>caresia.marco</meta:initial-creator>
    <meta:creation-date>2006-07-19T16:52:00</meta:creation-date>
    <dc:creator>Marco Caresia</dc:creator>
    <dc:date>2006-07-19T17:09:03</dc: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103" meta:character-count="671"/>
  </office:meta>
</office:document-meta>
</file>